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8000000286EED9E7F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3.25cm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ustom-shape draw:style-name="gr1" draw:text-style-name="P1" draw:layer="layout" svg:width="7.5cm" svg:height="5cm" svg:x="1.5cm" svg:y="6.5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6.5cm" svg:height="3cm" svg:x="2.5cm" svg:y="8cm">
          <draw:text-box>
            <text:p text:style-name="P2"><text:span text:style-name="T1">Aplikacja</text:span></text:p>
          </draw:text-box>
        </draw:frame>
        <draw:custom-shape draw:style-name="gr3" draw:text-style-name="P1" draw:layer="layout" svg:width="12.5cm" svg:height="11cm" svg:x="12.5cm" svg:y="2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7.5cm" svg:height="2.5cm" svg:x="15.5cm" svg:y="2.5cm">
          <draw:text-box>
            <text:p text:style-name="P2"><text:span text:style-name="T2">DotGadu</text:span></text:p>
          </draw:text-box>
        </draw:frame>
        <draw:custom-shape draw:style-name="gr1" draw:text-style-name="P1" draw:layer="layout" svg:width="7cm" svg:height="4cm" svg:x="14.5cm" svg:y="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7cm" svg:height="3.5cm" svg:x="15.6cm" svg:y="8cm">
          <draw:text-box>
            <text:p text:style-name="P2"><text:span text:style-name="T1">GaduHttp</text:span></text:p>
          </draw:text-box>
        </draw:frame>
        <draw:custom-shape draw:style-name="gr6" draw:text-style-name="P1" draw:layer="layout" svg:width="7.5cm" svg:height="1.9cm" svg:x="8cm" svg:y="8.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7.5cm" svg:height="2cm" svg:x="21cm" svg:y="7.9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3cm" svg:height="2.61cm" svg:x="30.5cm" svg:y="7.89cm">
          <draw:image xlink:href="Pictures/1000020000000028000000286EED9E7F.gif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886cm" fo:margin-left="1cm" fo:margin-right="0.316cm" fo:page-width="34cm" fo:page-height="16.7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4T14:32:21</meta:creation-date>
    <dc:date>2008-03-01T15:56:19</dc:date>
    <meta:editing-cycles>24</meta:editing-cycles>
    <meta:editing-duration>PT42M1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